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Factory.Instanc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actory.getFactoryBea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actory.setFactoryBeanPropert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actory.newInstance( TestBean tb , int num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actory.defaul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Factory.newInstance( 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